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C2D88FB63F0B8D4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42cm, 8.347cm, 26.899cm, 6.49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3cm" svg:height="11.553cm" svg:x="0.5cm" svg:y="0.3cm">
          <draw:image xlink:href="Pictures/1000000000000BD000000FC0C2D88FB63F0B8D4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9-24T17:25:35.431624222</dc:date>
    <meta:editing-duration>PT4M20S</meta:editing-duration>
    <meta:editing-cycles>4</meta:editing-cycles>
    <meta:generator>LibreOffice/7.1.4.2$MacOSX_X86_64 LibreOffice_project/a529a4fab45b75fefc5b6226684193eb000654f6</meta:generator>
    <meta:document-statistic meta:object-count="1"/>
  </office:meta>
</office:document-meta>
</file>